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 officeooo:rsid="0008fc27" officeooo:paragraph-rsid="0008f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3:14:41.095077490</meta:creation-date>
    <dc:date>2023-04-04T13:16:05.246218276</dc:date>
    <meta:editing-duration>PT1M2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